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1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table:number-columns-spanned="5" table:number-rows-spanned="1">
            <text:p>Robot Class Checklist</text:p>
          </table:table-cell>
          <table:covered-table-cell table:style-name="ce1"/>
          <table:covered-table-cell/>
          <table:covered-table-cell table:style-name="ce2"/>
          <table:covered-table-cell/>
          <table:table-cell table:number-columns-repeated="1019"/>
        </table:table-row>
        <table:table-row table:style-name="ro1">
          <table:table-cell table:number-columns-repeated="4"/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" office:value-type="string">
            <text:p>Class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heck</text:p>
          </table:table-cell>
          <table:table-cell office:value-type="string">
            <text:p>ü û</text:p>
          </table:table-cell>
          <table:table-cell table:style-name="ce5" office:value-type="string" table:number-columns-spanned="2" table:number-rows-spanned="1">
            <text:p>Notes:</text:p>
          </table:table-cell>
          <table:covered-table-cell table:style-name="ce3"/>
          <table:table-cell table:number-columns-repeated="1018"/>
        </table:table-row>
        <table:table-row table:style-name="ro1">
          <table:table-cell office:value-type="string">
            <text:p>OI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4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have a controller to choose Autonomous modes (needs testing)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PID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5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>
          <table:table-cell office:value-type="string">
            <text:p>Preferences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6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SlideWinder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7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RobotMap</text:p>
          </table:table-cell>
          <table:table-cell office:value-type="string">
            <text:p>robot class</text:p>
          </table:table-cell>
          <table:table-cell office:value-type="string">
            <text:p>check</text:p>
          </table:table-cell>
          <table:table-cell table:formula="of:=IF(EXACT(LOWER([.C8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tested, works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CalibrateElevator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9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AutoDelay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10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tested, works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Drive</text:p>
          </table:table-cell>
          <table:table-cell office:value-type="string">
            <text:p>auto command</text:p>
          </table:table-cell>
          <table:table-cell office:value-type="string">
            <text:p>check</text:p>
          </table:table-cell>
          <table:table-cell table:formula="of:=IF(EXACT(LOWER([.C11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might need to be retuned when arm is added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Follow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2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AutoGrabRecycling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3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arm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ModeOne_StackTotes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4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AutoModeTwo_TakeRecycling</text:p>
          </table:table-cell>
          <table:table-cell office:value-type="string">
            <text:p>auto mode</text:p>
          </table:table-cell>
          <table:table-cell office:value-type="string">
            <text:p>X</text:p>
          </table:table-cell>
          <table:table-cell table:formula="of:=IF(EXACT(LOWER([.C15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arm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SlideTo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6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tuning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Turn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7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tuning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AutoVisionFollowLine</text:p>
          </table:table-cell>
          <table:table-cell office:value-type="string">
            <text:p>auto command</text:p>
          </table:table-cell>
          <table:table-cell office:value-type="string">
            <text:p>X</text:p>
          </table:table-cell>
          <table:table-cell table:formula="of:=IF(EXACT(LOWER([.C18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CloseClaw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19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>
          <table:table-cell office:value-type="string">
            <text:p>Deploy Arm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0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arm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Drive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21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tested, works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GradualDriv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2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uses preferences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Immobiliz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3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ManipulatorManualControl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4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elevator works, arm untested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OpenClaw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25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QuickStackOne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6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QuickStackTwo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7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RaiseArm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8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arm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SetElevatorPosition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29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PID is tuned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Shift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0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ot tested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SlideStraight</text:p>
          </table:table-cell>
          <table:table-cell office:value-type="string">
            <text:p>command</text:p>
          </table:table-cell>
          <table:table-cell office:value-type="string">
            <text:p>X</text:p>
          </table:table-cell>
          <table:table-cell table:formula="of:=IF(EXACT(LOWER([.C31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SyncPreferences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2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TestPID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3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UpdateDashboard</text:p>
          </table:table-cell>
          <table:table-cell office:value-type="string">
            <text:p>command</text:p>
          </table:table-cell>
          <table:table-cell office:value-type="string">
            <text:p>check</text:p>
          </table:table-cell>
          <table:table-cell table:formula="of:=IF(EXACT(LOWER([.C34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tested, works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Arm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35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o arm yet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CameraVision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36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>
          <table:table-cell office:value-type="string">
            <text:p>Claw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37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claw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DriveTrain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38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ot completely tested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Elevator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39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ot tested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Pneumatics</text:p>
          </table:table-cell>
          <table:table-cell office:value-type="string">
            <text:p>subsystem</text:p>
          </table:table-cell>
          <table:table-cell office:value-type="string">
            <text:p>X</text:p>
          </table:table-cell>
          <table:table-cell table:formula="of:=IF(EXACT(LOWER([.C40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needs claw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Autonomous Selector</text:p>
          </table:table-cell>
          <table:table-cell office:value-type="string">
            <text:p>hardware</text:p>
          </table:table-cell>
          <table:table-cell office:value-type="string">
            <text:p>check</text:p>
          </table:table-cell>
          <table:table-cell table:formula="of:=IF(EXACT(LOWER([.C41]); &quot;check&quot;); &quot;ü&quot;; &quot;û&quot;)" office:value-type="string" office:string-value="ü">
            <text:p>ü</text:p>
          </table:table-cell>
          <table:table-cell table:style-name="ce1" office:value-type="string" table:number-columns-spanned="2" table:number-rows-spanned="1">
            <text:p>worked on test board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NetTablesClient</text:p>
          </table:table-cell>
          <table:table-cell office:value-type="string">
            <text:p>log writer</text:p>
          </table:table-cell>
          <table:table-cell office:value-type="string">
            <text:p>check</text:p>
          </table:table-cell>
          <table:table-cell table:formula="of:=IF(EXACT(LOWER([.C42]); &quot;check&quot;); &quot;ü&quot;; &quot;û&quot;)" office:value-type="string" office:string-value="ü">
            <text:p>ü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office:value-type="string">
            <text:p>Expiremental NetTablesClient</text:p>
          </table:table-cell>
          <table:table-cell office:value-type="string">
            <text:p>log writer</text:p>
          </table:table-cell>
          <table:table-cell office:value-type="string">
            <text:p>X</text:p>
          </table:table-cell>
          <table:table-cell table:formula="of:=IF(EXACT(LOWER([.C43]); &quot;check&quot;); &quot;ü&quot;; &quot;û&quot;)" office:value-type="string" office:string-value="û">
            <text:p>û</text:p>
          </table:table-cell>
          <table:table-cell table:style-name="ce1" office:value-type="string" table:number-columns-spanned="2" table:number-rows-spanned="1">
            <text:p>won't fix (Disbanded)</text:p>
          </table:table-cell>
          <table:covered-table-cell/>
          <table:table-cell table:number-columns-repeated="1018"/>
        </table:table-row>
        <table:table-row table:style-name="ro2">
          <table:table-cell office:value-type="string">
            <text:p>Robot LEDs</text:p>
          </table:table-cell>
          <table:table-cell office:value-type="string">
            <text:p>hardware</text:p>
          </table:table-cell>
          <table:table-cell office:value-type="string">
            <text:p>X</text:p>
          </table:table-cell>
          <table:table-cell table:formula="of:=IF(EXACT(LOWER([.C44]); &quot;check&quot;); &quot;ü&quot;; &quot;û&quot;)" office:value-type="string" office:string-value="û">
            <text:p>û</text:p>
          </table:table-cell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2/21/2015</text:date>, <text:time>15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1T15:09:51.61</dc:date>
    <dc:creator>Ian Smith</dc:creator>
    <meta:document-statistic meta:table-count="3" meta:cell-count="193" meta:object-count="0"/>
    <meta:generator>OpenOffice/4.1.1$Win32 OpenOffice.org_project/411m6$Build-9775</meta:generator>
  </office:meta>
</office:document-meta>
</file>